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110000046BC47BB1843D760A37.png" manifest:media-type="image/png"/>
  <manifest:file-entry manifest:full-path="Pictures/100000000000080000000800E7B740D23CBE15C5.png" manifest:media-type="image/png"/>
  <manifest:file-entry manifest:full-path="Pictures/10000000000003E8000003E8492F86D7820145CF.jpg" manifest:media-type="image/jpeg"/>
  <manifest:file-entry manifest:full-path="Pictures/10000001000002FA000002BFCCF313388B57C718.png" manifest:media-type="image/png"/>
  <manifest:file-entry manifest:full-path="Pictures/100000000000032000000320B23B6D1348520B50.jpg" manifest:media-type="image/jpeg"/>
  <manifest:file-entry manifest:full-path="Pictures/10000000000004B0000004B0002EB5E71B855C54.png" manifest:media-type="image/png"/>
  <manifest:file-entry manifest:full-path="Pictures/10000000000002EE000003202BD5220A486C3EFC.jpg" manifest:media-type="image/jpeg"/>
  <manifest:file-entry manifest:full-path="Pictures/100000010000004A0000012FE6436F853A9931FA.png" manifest:media-type="image/png"/>
  <manifest:file-entry manifest:full-path="Pictures/100000000000002000000020839EBFB02D09F2D6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63cm, 2.137cm, 1.442cm, 2.009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34cm, 0.381cm, 1.964cm, 2.582cm)" draw:image-opacity="100%" style:mirror="none" loext:decorative="false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objectwithoutfill">
      <style:graphic-properties svg:stroke-color="#999999" draw:fill="none" draw:textarea-vertical-align="middl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.199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.802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288cm, 7.674cm, 5.292cm, 1.319cm)" draw:image-opacity="100%" style:mirror="none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874cm, 10.416cm, 15.416cm, 10.437cm)" draw:image-opacity="100%" style:mirror="none" loext:decorative="false"/>
    </style:style>
    <style:style style:name="gr10" style:family="graphic" style:parent-style-name="standard">
      <style:graphic-properties draw:textarea-horizontal-align="center" draw:textarea-vertical-align="middle" loext:decorative="false"/>
    </style:style>
    <style:style style:name="gr11" style:family="graphic" style:parent-style-name="standard">
      <style:graphic-properties svg:stroke-color="#ff0000" draw:textarea-horizontal-align="center" draw:textarea-vertical-align="middle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616cm, 0cm, 6.224cm, 0.101cm)" draw:image-opacity="100%" style:mirror="horizontal" loext:decorative="false"/>
    </style:style>
    <style:style style:name="gr13" style:family="graphic" style:parent-style-name="standard">
      <style:graphic-properties svg:stroke-color="#ffbf00" draw:textarea-horizontal-align="center" draw:textarea-vertical-align="middle" loext:decorative="false"/>
    </style:style>
    <style:style style:name="gr14" style:family="graphic" style:parent-style-name="standard">
      <style:graphic-properties draw:textarea-vertical-align="middle" loext:decorative="fals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  <style:paragraph-properties style:writing-mode="lr-tb"/>
    </style:style>
    <style:style style:name="gr16" style:family="graphic" style:parent-style-name="standard">
      <style:graphic-properties svg:stroke-color="#ff4000" draw:textarea-horizontal-align="center" draw:textarea-vertical-align="middle" loext:decorative="false"/>
    </style:style>
    <style:style style:name="gr17" style:family="graphic" style:parent-style-name="standard">
      <style:graphic-properties svg:stroke-color="#bf0041" draw:textarea-horizontal-align="center" draw:textarea-vertical-align="middle" loext:decorative="false"/>
    </style:style>
    <style:style style:name="gr18" style:family="graphic" style:parent-style-name="standard">
      <style:graphic-properties svg:stroke-color="#158466" draw:textarea-horizontal-align="center" draw:textarea-vertical-align="middle" loext:decorative="false"/>
    </style:style>
    <style:style style:name="gr19" style:family="graphic" style:parent-style-name="standard">
      <style:graphic-properties svg:stroke-color="#55308d" draw:textarea-horizontal-align="center" draw:textarea-vertical-align="middle" loext:decorative="false"/>
    </style:style>
    <style:style style:name="gr20" style:family="graphic" style:parent-style-name="standard">
      <style:graphic-properties svg:stroke-color="#81d41a" draw:textarea-horizontal-align="center" draw:textarea-vertical-align="middle" loext:decorative="false"/>
      <style:paragraph-properties style:writing-mode="lr-tb"/>
    </style:style>
    <style:style style:name="gr21" style:family="graphic" style:parent-style-name="standard">
      <style:graphic-properties svg:stroke-color="#000000" draw:textarea-horizontal-align="center" draw:textarea-vertical-align="middle" loext:decorative="false"/>
    </style:style>
    <style:style style:name="gr22" style:family="graphic" style:parent-style-name="standard">
      <style:graphic-properties svg:stroke-color="#2a6099" draw:textarea-horizontal-align="center" draw:textarea-vertical-align="middle" loext:decorative="false"/>
    </style:style>
    <style:style style:name="gr23" style:family="graphic" style:parent-style-name="standard">
      <style:graphic-properties svg:stroke-color="#999999" draw:textarea-horizontal-align="center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.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3" draw:id="id3" draw:layer="layout" svg:width="3.81cm" svg:height="4.039cm" svg:x="5.762cm" svg:y="19.732cm">
          <draw:image xlink:href="Pictures/10000000000002EE000003202BD5220A486C3EFC.jpg" xlink:type="simple" xlink:show="embed" xlink:actuate="onLoad" draw:mime-type="image/jpeg">
            <text:p/>
          </draw:image>
          <draw:glue-point draw:id="4" svg:x="-4.998cm" svg:y="-1.648cm"/>
          <draw:glue-point draw:id="5" svg:x="-4.998cm" svg:y="-0.85cm"/>
          <draw:glue-point draw:id="6" svg:x="4.749cm" svg:y="-1.766cm"/>
          <draw:glue-point draw:id="7" svg:x="4.772cm" svg:y="-0.645cm"/>
          <draw:glue-point draw:id="8" svg:x="2.733cm" svg:y="-4.41cm"/>
          <draw:glue-point draw:id="9" svg:x="1.635cm" svg:y="-4.365cm"/>
          <draw:glue-point draw:id="10" svg:x="0.538cm" svg:y="-4.389cm"/>
          <draw:glue-point draw:id="11" svg:x="-2.242cm" svg:y="-4.074cm"/>
          <draw:glue-point draw:id="12" svg:x="-1.121cm" svg:y="-4.074cm"/>
          <draw:glue-point draw:id="13" svg:x="-1.68cm" svg:y="-4.119cm"/>
          <draw:glue-point draw:id="14" svg:x="-2.777cm" svg:y="-4.098cm"/>
        </draw:frame>
        <draw:frame draw:style-name="gr2" draw:text-style-name="P1" xml:id="id1" draw:id="id1" draw:layer="layout" svg:width="3.886cm" svg:height="3.556cm" svg:x="2.511cm" svg:y="14.652cm">
          <draw:image xlink:href="Pictures/100000000000032000000320B23B6D1348520B50.jpg" xlink:type="simple" xlink:show="embed" xlink:actuate="onLoad" draw:mime-type="image/jpeg">
            <text:p/>
          </draw:image>
          <draw:glue-point draw:id="4" svg:x="5.001cm" svg:y="2.101cm"/>
          <draw:glue-point draw:id="5" svg:x="5.001cm" svg:y="1.532cm"/>
          <draw:glue-point draw:id="6" svg:x="5.001cm" svg:y="0.814cm"/>
          <draw:glue-point draw:id="7" svg:x="5.001cm" svg:y="-0.568cm"/>
          <draw:glue-point draw:id="8" svg:x="5.001cm" svg:y="0.136cm"/>
          <draw:glue-point draw:id="9" svg:x="5.001cm" svg:y="-1.29cm"/>
          <draw:glue-point draw:id="10" svg:x="5.001cm" svg:y="-1.999cm"/>
          <draw:glue-point draw:id="11" svg:x="5.001cm" svg:y="-2.636cm"/>
        </draw:frame>
        <draw:connector draw:style-name="gr3" draw:text-style-name="P1" draw:layer="layout" draw:type="lines" svg:x1="6.397cm" svg:y1="16.974cm" svg:x2="11.481cm" svg:y2="16.436cm" draw:start-shape="id1" draw:start-glue-point="5" draw:end-shape="id2" draw:end-glue-point="9" svg:d="M6397 16974h500l4584 30v-568" svg:viewBox="0 0 5085 569">
          <text:p/>
        </draw:connector>
        <draw:connector draw:style-name="gr4" draw:text-style-name="P1" draw:layer="layout" draw:line-skew="2.924cm" svg:x1="9.476cm" svg:y1="21.038cm" svg:x2="13.12cm" svg:y2="20.935cm" draw:start-shape="id3" draw:start-glue-point="6" draw:end-shape="id4" draw:end-glue-point="4" svg:d="M9476 21038h4752v-103h-1108" svg:viewBox="0 0 4753 104">
          <text:p/>
        </draw:connector>
        <draw:custom-shape draw:style-name="gr5" draw:text-style-name="P2" xml:id="id5" draw:id="id5" draw:layer="layout" svg:width="0.635cm" svg:height="0.635cm" svg:x="12.816cm" svg:y="17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1.302cm" svg:height="0.635cm" svg:x="13.35cm" svg:y="16.854cm">
          <draw:text-box>
            <text:p><text:span text:style-name="T1">P</text:span><text:span text:style-name="T1">o</text:span><text:span text:style-name="T1">w</text:span><text:span text:style-name="T1">e</text:span><text:span text:style-name="T1">r</text:span></text:p>
          </draw:text-box>
        </draw:frame>
        <draw:frame draw:style-name="gr7" draw:text-style-name="P2" xml:id="id4" draw:id="id4" draw:layer="layout" svg:width="4.475cm" svg:height="4.128cm" svg:x="13.035cm" svg:y="19.097cm">
          <draw:image xlink:href="Pictures/10000001000002FA000002BFCCF313388B57C718.png" xlink:type="simple" xlink:show="embed" xlink:actuate="onLoad" draw:mime-type="image/png">
            <text:p text:style-name="P2">rr</text:p>
          </draw:image>
          <draw:glue-point draw:id="4" svg:x="-4.811cm" svg:y="-0.549cm"/>
          <draw:glue-point draw:id="5" svg:x="-4.288cm" svg:y="-0.377cm"/>
        </draw:frame>
        <draw:connector draw:style-name="gr3" draw:text-style-name="P1" draw:layer="layout" draw:type="lines" svg:x1="12.816cm" svg:y1="17.489cm" svg:x2="11.735cm" svg:y2="16.433cm" draw:start-shape="id5" draw:start-glue-point="6" draw:end-shape="id2" draw:end-glue-point="11" svg:d="M12816 17489h-527l5-1056h-559" svg:viewBox="0 0 1082 1057">
          <text:p/>
        </draw:connector>
        <draw:frame draw:style-name="gr8" draw:text-style-name="P2" xml:id="id2" draw:id="id2" draw:layer="layout" svg:width="1.015cm" svg:height="0.634cm" svg:x="10.779cm" svg:y="15.87cm">
          <draw:image xlink:href="Pictures/10000000000003E8000003E8492F86D7820145CF.jpg" xlink:type="simple" xlink:show="embed" xlink:actuate="onLoad" draw:mime-type="image/jpeg">
            <text:p text:style-name="P2">GND</text:p>
          </draw:image>
          <draw:glue-point draw:id="4" svg:x="-4.167cm" svg:y="3.895cm"/>
          <draw:glue-point draw:id="5" svg:x="-1.763cm" svg:y="3.848cm"/>
          <draw:glue-point draw:id="6" svg:x="-2.945cm" svg:y="3.848cm"/>
          <draw:glue-point draw:id="7" svg:x="-0.472cm" svg:y="3.848cm"/>
          <draw:glue-point draw:id="8" svg:x="0.738cm" svg:y="3.817cm"/>
          <draw:glue-point draw:id="9" svg:x="1.931cm" svg:y="3.943cm"/>
          <draw:glue-point draw:id="10" svg:x="3.231cm" svg:y="4.022cm"/>
          <draw:glue-point draw:id="11" svg:x="4.433cm" svg:y="3.895cm"/>
        </draw:frame>
        <draw:frame draw:style-name="gr9" draw:text-style-name="P2" xml:id="id7" draw:id="id7" draw:layer="layout" svg:width="0.28cm" svg:height="0.396cm" svg:x="7.985cm" svg:y="13.065cm">
          <draw:image xlink:href="Pictures/100000000000080000000800E7B740D23CBE15C5.png" xlink:type="simple" xlink:show="embed" xlink:actuate="onLoad" draw:mime-type="image/png">
            <text:p/>
          </draw:image>
          <draw:glue-point draw:id="4" svg:x="-0.178cm" svg:y="4.595cm"/>
          <draw:glue-point draw:id="5" svg:x="2.142cm" svg:y="4.595cm"/>
          <draw:glue-point draw:id="6" svg:x="-2.678cm" svg:y="4.595cm"/>
        </draw:frame>
        <draw:frame draw:style-name="gr9" draw:text-style-name="P2" xml:id="id6" draw:id="id6" draw:layer="layout" svg:width="0.28cm" svg:height="0.396cm" svg:x="8.966cm" svg:y="13.077cm">
          <draw:image xlink:href="Pictures/100000000000080000000800E7B740D23CBE15C5.png" xlink:type="simple" xlink:show="embed" xlink:actuate="onLoad" draw:mime-type="image/png">
            <text:p/>
          </draw:image>
          <draw:glue-point draw:id="4" svg:x="-0.178cm" svg:y="4.595cm"/>
          <draw:glue-point draw:id="5" svg:x="2.142cm" svg:y="4.595cm"/>
          <draw:glue-point draw:id="6" svg:x="-2.678cm" svg:y="4.595cm"/>
        </draw:frame>
        <draw:connector draw:style-name="gr10" draw:text-style-name="P2" draw:layer="layout" draw:line-skew="1.193cm" svg:x1="8.289cm" svg:y1="19.988cm" svg:x2="11.613cm" svg:y2="16.441cm" draw:start-shape="id3" draw:start-glue-point="9" draw:end-shape="id2" draw:end-glue-point="10" svg:d="M8289 19988v-677h3324v-2870" svg:viewBox="0 0 3325 3548">
          <text:p/>
        </draw:connector>
        <draw:connector draw:style-name="gr10" draw:text-style-name="P2" draw:layer="layout" draw:line-skew="-0.354cm" svg:x1="11.239cm" svg:y1="16.43cm" svg:x2="9.102cm" svg:y2="13.456cm" draw:start-shape="id2" draw:start-glue-point="7" draw:end-shape="id6" draw:end-glue-point="4" svg:d="M11239 16430v220h-2137v-3194" svg:viewBox="0 0 2138 3195">
          <text:p/>
        </draw:connector>
        <draw:connector draw:style-name="gr10" draw:text-style-name="P2" draw:layer="layout" draw:line-skew="-0.183cm" svg:x1="11.36cm" svg:y1="16.428cm" svg:x2="8.121cm" svg:y2="13.444cm" draw:start-shape="id2" draw:start-glue-point="8" draw:end-shape="id7" draw:end-glue-point="4" svg:d="M11360 16428v393h-3239v-3377" svg:viewBox="0 0 3240 3378">
          <text:p/>
        </draw:connector>
        <draw:connector draw:style-name="gr11" draw:text-style-name="P2" draw:layer="layout" draw:line-skew="1.617cm" svg:x1="13.343cm" svg:y1="21.115cm" svg:x2="9.485cm" svg:y2="21.491cm" draw:end-shape="id3" draw:end-glue-point="7" svg:d="M13343 21115h-18v376h-3840" svg:viewBox="0 0 3859 377">
          <text:p/>
        </draw:connector>
        <draw:frame draw:style-name="gr12" draw:text-style-name="P2" xml:id="id12" draw:id="id12" draw:layer="layout" svg:width="2.93cm" svg:height="0.748cm" draw:transform="rotate (-1.57341432067289) translate (11.477cm 12.675cm)">
          <draw:image xlink:href="Pictures/10000000000004B0000004B0002EB5E71B855C54.png" xlink:type="simple" xlink:show="embed" xlink:actuate="onLoad" draw:mime-type="image/png">
            <text:p/>
          </draw:image>
          <draw:glue-point draw:id="4" svg:x="0.039cm" svg:y="-4.665cm"/>
          <draw:glue-point draw:id="5" svg:x="1.838cm" svg:y="-4.59cm"/>
        </draw:frame>
        <draw:connector draw:style-name="gr10" draw:text-style-name="P2" draw:layer="layout" draw:line-skew="-0.461cm" svg:x1="11.108cm" svg:y1="16.43cm" svg:x2="10.064cm" svg:y2="13.608cm" draw:start-shape="id2" draw:start-glue-point="5" draw:end-shape="id8" draw:end-glue-point="5" svg:d="M11108 16430v113h-1044v-2935" svg:viewBox="0 0 1045 2936">
          <text:p/>
        </draw:connector>
        <draw:frame draw:style-name="gr7" draw:text-style-name="P2" xml:id="id8" draw:id="id8" draw:layer="layout" svg:width="0.301cm" svg:height="1.249cm" svg:x="9.906cm" svg:y="12.43cm">
          <draw:image xlink:href="Pictures/10000001000001110000046BC47BB1843D760A37.png" xlink:type="simple" xlink:show="embed" xlink:actuate="onLoad" draw:mime-type="image/png">
            <text:p text:style-name="P2">2.2k</text:p>
          </draw:image>
          <draw:glue-point draw:id="4" svg:x="0cm" svg:y="-4.451cm"/>
          <draw:glue-point draw:id="5" svg:x="0.299cm" svg:y="4.443cm"/>
        </draw:frame>
        <draw:frame draw:style-name="gr8" draw:text-style-name="P2" xml:id="id9" draw:id="id9" draw:layer="layout" svg:width="1.015cm" svg:height="0.634cm" svg:x="9.827cm" svg:y="17.193cm">
          <draw:image xlink:href="Pictures/10000000000003E8000003E8492F86D7820145CF.jpg" xlink:type="simple" xlink:show="embed" xlink:actuate="onLoad" draw:mime-type="image/jpeg">
            <text:p text:style-name="P2">5V</text:p>
          </draw:image>
          <draw:glue-point draw:id="4" svg:x="-4.167cm" svg:y="3.895cm"/>
          <draw:glue-point draw:id="5" svg:x="-1.763cm" svg:y="3.848cm"/>
          <draw:glue-point draw:id="6" svg:x="-2.945cm" svg:y="3.848cm"/>
          <draw:glue-point draw:id="7" svg:x="-0.472cm" svg:y="3.848cm"/>
          <draw:glue-point draw:id="8" svg:x="0.738cm" svg:y="3.817cm"/>
          <draw:glue-point draw:id="9" svg:x="1.931cm" svg:y="3.943cm"/>
          <draw:glue-point draw:id="10" svg:x="3.231cm" svg:y="4.022cm"/>
          <draw:glue-point draw:id="11" svg:x="4.433cm" svg:y="3.895cm"/>
        </draw:frame>
        <draw:connector draw:style-name="gr13" draw:text-style-name="P2" draw:layer="layout" draw:line-skew="0.348cm -0.559cm" svg:x1="7.871cm" svg:y1="19.979cm" svg:x2="10.783cm" svg:y2="17.756cm" draw:start-shape="id3" draw:start-glue-point="10" draw:end-shape="id9" draw:end-glue-point="11" svg:d="M7871 19979v-851h2912v-1372" svg:viewBox="0 0 2913 2224">
          <text:p/>
        </draw:connector>
        <draw:connector draw:style-name="gr14" draw:text-style-name="P2" draw:layer="layout" svg:x1="10.661cm" svg:y1="17.764cm" svg:x2="10.661cm" svg:y2="17.764cm" draw:start-shape="id9" draw:start-glue-point="10" draw:end-shape="id9" draw:end-glue-point="10" svg:d="M10661 17764z" svg:viewBox="0 0 1 1">
          <text:p/>
        </draw:connector>
        <draw:connector draw:style-name="gr13" draw:text-style-name="P2" draw:layer="layout" draw:line-skew="0.145cm" svg:x1="10.036cm" svg:y1="17.753cm" svg:x2="9.032cm" svg:y2="13.456cm" draw:start-shape="id9" draw:start-glue-point="6" draw:end-shape="id6" draw:end-glue-point="6" svg:d="M10036 17753v719h-1004v-5016" svg:viewBox="0 0 1005 5017">
          <text:p/>
        </draw:connector>
        <draw:connector draw:style-name="gr13" draw:text-style-name="P2" draw:layer="layout" draw:line-skew="0.362cm" svg:x1="10.287cm" svg:y1="17.753cm" svg:x2="8.051cm" svg:y2="13.444cm" draw:start-shape="id9" draw:start-glue-point="7" draw:end-shape="id7" draw:end-glue-point="6" svg:d="M10287 17753v936h-2236v-5245" svg:viewBox="0 0 2237 5246">
          <text:p/>
        </draw:connector>
        <draw:frame draw:style-name="gr15" draw:text-style-name="P2" xml:id="id10" draw:id="id10" draw:layer="layout" svg:width="0.288cm" svg:height="1.18cm" svg:x="8.302cm" svg:y="13.79cm">
          <draw:image xlink:href="Pictures/100000010000004A0000012FE6436F853A9931FA.png" xlink:type="simple" xlink:show="embed" xlink:actuate="onLoad" draw:mime-type="image/png">
            <text:p text:style-name="P2"><text:span text:style-name="T2">1</text:span><text:span text:style-name="T2">0</text:span><text:span text:style-name="T2">k</text:span></text:p>
          </draw:image>
          <draw:glue-point draw:id="4" svg:x="0.104cm" svg:y="4.72cm"/>
          <draw:glue-point draw:id="5" svg:x="0.104cm" svg:y="-4.796cm"/>
        </draw:frame>
        <draw:frame draw:style-name="gr15" draw:text-style-name="P2" xml:id="id11" draw:id="id11" draw:layer="layout" svg:width="0.288cm" svg:height="1.18cm" svg:x="9.284cm" svg:y="13.79cm">
          <draw:image xlink:href="Pictures/100000010000004A0000012FE6436F853A9931FA.png" xlink:type="simple" xlink:show="embed" xlink:actuate="onLoad" draw:mime-type="image/png">
            <text:p text:style-name="P2"><text:span text:style-name="T2">10</text:span><text:span text:style-name="T2">k</text:span></text:p>
          </draw:image>
          <draw:glue-point draw:id="4" svg:x="0.104cm" svg:y="4.72cm"/>
          <draw:glue-point draw:id="5" svg:x="0.104cm" svg:y="-4.796cm"/>
        </draw:frame>
        <draw:connector draw:style-name="gr13" draw:text-style-name="P2" draw:layer="layout" draw:line-skew="0.213cm" svg:x1="10.156cm" svg:y1="17.753cm" svg:x2="8.448cm" svg:y2="14.936cm" draw:start-shape="id9" draw:start-glue-point="5" draw:end-shape="id10" draw:end-glue-point="4" svg:d="M10156 17753v787h-1708v-3604" svg:viewBox="0 0 1709 3605">
          <text:p/>
        </draw:connector>
        <draw:connector draw:style-name="gr13" draw:text-style-name="P2" draw:layer="layout" draw:line-skew="0cm 0.117cm" svg:x1="9.912cm" svg:y1="17.756cm" svg:x2="9.43cm" svg:y2="14.936cm" draw:start-shape="id9" draw:start-glue-point="4" draw:end-shape="id11" draw:end-glue-point="4" svg:d="M9912 17756v571h-468v-2245h-14v-1146" svg:viewBox="0 0 483 3392">
          <text:p/>
        </draw:connector>
        <draw:connector draw:style-name="gr16" draw:text-style-name="P2" draw:layer="layout" svg:x1="8.184cm" svg:y1="13.444cm" svg:x2="8.448cm" svg:y2="13.815cm" draw:start-shape="id7" draw:start-glue-point="5" draw:end-shape="id10" draw:end-glue-point="5" svg:d="M8184 13444v182h264v189" svg:viewBox="0 0 265 372">
          <text:p/>
        </draw:connector>
        <draw:connector draw:style-name="gr17" draw:text-style-name="P2" draw:layer="layout" svg:x1="9.43cm" svg:y1="13.815cm" svg:x2="9.165cm" svg:y2="13.456cm" draw:start-shape="id11" draw:start-glue-point="5" draw:end-shape="id6" draw:end-glue-point="5" svg:d="M9430 13815v-183h-265v-176" svg:viewBox="0 0 266 360">
          <text:p/>
        </draw:connector>
        <draw:connector draw:style-name="gr17" draw:text-style-name="P2" draw:layer="layout" draw:line-skew="-0.543cm -0.746cm" svg:x1="9.43cm" svg:y1="13.815cm" svg:x2="6.397cm" svg:y2="15.493cm" draw:start-shape="id11" draw:start-glue-point="5" draw:end-shape="id1" draw:end-glue-point="11" svg:d="M9430 13815v-1068h-2398v2746h-635" svg:viewBox="0 0 3034 2747">
          <text:p/>
        </draw:connector>
        <draw:connector draw:style-name="gr16" draw:text-style-name="P2" draw:layer="layout" draw:line-skew="-0.356cm" svg:x1="8.448cm" svg:y1="13.815cm" svg:x2="6.397cm" svg:y2="15.72cm" draw:start-shape="id10" draw:start-glue-point="5" draw:end-shape="id1" draw:end-glue-point="10" svg:d="M8448 13815v-881h-1161v2786h-890" svg:viewBox="0 0 2052 2787">
          <text:p/>
        </draw:connector>
        <draw:connector draw:style-name="gr18" draw:text-style-name="P2" draw:layer="layout" svg:x1="7.24cm" svg:y1="20.106cm" svg:x2="6.397cm" svg:y2="15.972cm" draw:start-shape="id3" draw:start-glue-point="12" draw:end-shape="id1" draw:end-glue-point="9" svg:d="M7240 20106v-4134h-843" svg:viewBox="0 0 844 4135">
          <text:p/>
        </draw:connector>
        <draw:connector draw:style-name="gr19" draw:text-style-name="P2" draw:layer="layout" svg:x1="7.027cm" svg:y1="20.088cm" svg:x2="6.397cm" svg:y2="16.229cm" draw:start-shape="id3" draw:start-glue-point="13" draw:end-shape="id1" draw:end-glue-point="7" svg:d="M7027 20088v-3859h-630" svg:viewBox="0 0 631 3860">
          <text:p/>
        </draw:connector>
        <draw:connector draw:style-name="gr20" draw:text-style-name="P2" draw:layer="layout" draw:line-skew="0.462cm -1.216cm" svg:x1="10.056cm" svg:y1="12.499cm" svg:x2="6.397cm" svg:y2="16.719cm" draw:start-shape="id8" draw:start-glue-point="4" draw:end-shape="id1" draw:end-glue-point="6" svg:d="M10056 12499v-107h-3236v4327h-423" svg:viewBox="0 0 3660 4328">
          <text:p text:style-name="P2"/>
        </draw:connector>
        <draw:connector draw:style-name="gr21" draw:text-style-name="P2" draw:layer="layout" draw:line-skew="0.417cm" svg:x1="10.056cm" svg:y1="12.499cm" svg:x2="11.101cm" svg:y2="12.772cm" draw:start-shape="id8" draw:start-glue-point="4" draw:end-shape="id12" draw:end-glue-point="4" svg:d="M10056 12499v-152h1045v425" svg:viewBox="0 0 1046 426">
          <text:p/>
        </draw:connector>
        <draw:connector draw:style-name="gr22" draw:text-style-name="P2" draw:layer="layout" draw:line-skew="0cm -1.959cm" svg:x1="11.237cm" svg:y1="12.794cm" svg:x2="6.397cm" svg:y2="16.478cm" draw:start-shape="id12" draw:start-glue-point="5" draw:end-shape="id1" draw:end-glue-point="8" svg:d="M11237 12794v-621h-4637v4305h-203" svg:viewBox="0 0 4841 4306">
          <text:p/>
        </draw:connector>
        <draw:connector draw:style-name="gr13" draw:text-style-name="P2" draw:layer="layout" draw:line-skew="0.453cm -0.477cm" svg:x1="10.408cm" svg:y1="17.751cm" svg:x2="6.397cm" svg:y2="17.177cm" draw:start-shape="id9" draw:start-glue-point="8" draw:end-shape="id1" draw:end-glue-point="4" svg:d="M10408 17751v1029h-2773v-1603h-1238" svg:viewBox="0 0 4012 1604">
          <text:p/>
        </draw:connector>
        <draw:connector draw:style-name="gr23" draw:text-style-name="P2" draw:layer="layout" draw:line-skew="0.777cm" svg:x1="13.134cm" svg:y1="17.806cm" svg:x2="8.708cm" svg:y2="19.97cm" draw:start-shape="id5" draw:start-glue-point="8" draw:end-shape="id3" draw:end-glue-point="8" svg:d="M13134 17806v1753h-4426v411" svg:viewBox="0 0 4427 2165">
          <text:p/>
        </draw:connector>
        <draw:frame draw:style-name="gr15" draw:text-style-name="P2" draw:layer="layout" svg:width="0.288cm" svg:height="1.18cm" svg:x="8.312cm" svg:y="13.79cm">
          <draw:image xlink:href="Pictures/100000010000004A0000012FE6436F853A9931FA.png" xlink:type="simple" xlink:show="embed" xlink:actuate="onLoad" draw:mime-type="image/png">
            <text:p text:style-name="P2"><text:span text:style-name="T2">10k</text:span></text:p>
          </draw:image>
          <draw:glue-point draw:id="4" svg:x="0.104cm" svg:y="4.72cm"/>
          <draw:glue-point draw:id="5" svg:x="0.104cm" svg:y="-4.796cm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051cm" svg:stroke-color="#000000" draw:marker-start-width="0.279cm" draw:marker-end-width="0.279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fill-gradient-name="Gradient_20_1" draw:fill-hatch-name="Red_20_90_20_Degrees_20_Crossed_20_1" draw:fill-image-name="Bitmap_20_1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9T18:18:06.890613879</dc:date>
    <meta:editing-duration>PT3H27M</meta:editing-duration>
    <meta:editing-cycles>14</meta:editing-cycles>
    <meta:generator>LibreOffice/7.6.3.2$Linux_X86_64 LibreOffice_project/29d686fea9f6705b262d369fede658f824154cc0</meta:generator>
    <meta:document-statistic meta:object-count="39"/>
  </office:meta>
</office:document-meta>
</file>